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90000025F50FDBB81324221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ef413d" draw:textarea-horizontal-align="justify" draw:textarea-vertical-align="middle" draw:auto-grow-height="false" fo:min-height="0.51cm" fo:min-width="8.754cm"/>
    </style:style>
    <style:style style:name="gr3" style:family="graphic" style:parent-style-name="standard">
      <style:graphic-properties draw:fill-color="#00b274" draw:textarea-horizontal-align="justify" draw:textarea-vertical-align="middle" draw:auto-grow-height="false" fo:min-height="1.269cm" fo:min-width="8.748cm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8.75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ef413d" draw:fill-color="#ef413d" draw:textarea-horizontal-align="justify" draw:textarea-vertical-align="middle" draw:auto-grow-height="false" fo:min-height="0.004cm" fo:min-width="3.691cm"/>
    </style:style>
    <style:style style:name="gr7" style:family="graphic" style:parent-style-name="standard">
      <style:graphic-properties draw:stroke="none" svg:stroke-color="#ef413d" draw:fill-color="#0066b3" draw:textarea-horizontal-align="justify" draw:textarea-vertical-align="middle" draw:auto-grow-height="false" fo:min-height="0.004cm" fo:min-width="5.106cm"/>
    </style:style>
    <style:style style:name="gr8" style:family="graphic" style:parent-style-name="standard">
      <style:graphic-properties draw:stroke="none" svg:stroke-color="#ef413d" draw:fill-color="#00a65d" draw:textarea-horizontal-align="justify" draw:textarea-vertical-align="middle" draw:auto-grow-height="false" fo:min-height="0.004cm" fo:min-width="4.2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ef413d"/>
      <style:paragraph-properties fo:text-align="center"/>
      <style:text-properties fo:font-size="18pt"/>
    </style:style>
    <style:style style:name="P4" style:family="paragraph">
      <loext:graphic-properties draw:fill-color="#00b274"/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-color="#ef413d"/>
      <style:paragraph-properties fo:text-align="center"/>
    </style:style>
    <style:style style:name="P7" style:family="paragraph">
      <loext:graphic-properties draw:fill-color="#0066b3"/>
      <style:paragraph-properties fo:text-align="center"/>
    </style:style>
    <style:style style:name="P8" style:family="paragraph">
      <loext:graphic-properties draw:fill-color="#00a65d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7.937cm" svg:y1="4.89cm" svg:x2="7.937cm" svg:y2="6.029cm">
              <text:p/>
            </draw:line>
            <draw:line draw:style-name="gr1" draw:text-style-name="P1" draw:layer="layout" svg:x1="8.156cm" svg:y1="4.89cm" svg:x2="8.156cm" svg:y2="6.029cm">
              <text:p/>
            </draw:line>
            <draw:line draw:style-name="gr1" draw:text-style-name="P1" draw:layer="layout" svg:x1="8.375cm" svg:y1="4.89cm" svg:x2="8.375cm" svg:y2="6.029cm">
              <text:p/>
            </draw:line>
            <draw:line draw:style-name="gr1" draw:text-style-name="P1" draw:layer="layout" svg:x1="8.594cm" svg:y1="4.89cm" svg:x2="8.594cm" svg:y2="6.029cm">
              <text:p/>
            </draw:line>
            <draw:line draw:style-name="gr1" draw:text-style-name="P1" draw:layer="layout" svg:x1="8.813cm" svg:y1="4.89cm" svg:x2="8.813cm" svg:y2="6.029cm">
              <text:p/>
            </draw:line>
            <draw:line draw:style-name="gr1" draw:text-style-name="P1" draw:layer="layout" svg:x1="9.032cm" svg:y1="4.89cm" svg:x2="9.032cm" svg:y2="6.029cm">
              <text:p/>
            </draw:line>
            <draw:line draw:style-name="gr1" draw:text-style-name="P1" draw:layer="layout" svg:x1="7.937cm" svg:y1="4.89cm" svg:x2="7.937cm" svg:y2="6.029cm">
              <text:p/>
            </draw:line>
            <draw:line draw:style-name="gr1" draw:text-style-name="P1" draw:layer="layout" svg:x1="8.156cm" svg:y1="4.89cm" svg:x2="8.156cm" svg:y2="6.029cm">
              <text:p/>
            </draw:line>
            <draw:line draw:style-name="gr1" draw:text-style-name="P1" draw:layer="layout" svg:x1="8.375cm" svg:y1="4.89cm" svg:x2="8.375cm" svg:y2="6.029cm">
              <text:p/>
            </draw:line>
            <draw:line draw:style-name="gr1" draw:text-style-name="P1" draw:layer="layout" svg:x1="8.594cm" svg:y1="4.89cm" svg:x2="8.594cm" svg:y2="6.029cm">
              <text:p/>
            </draw:line>
            <draw:line draw:style-name="gr1" draw:text-style-name="P1" draw:layer="layout" svg:x1="8.813cm" svg:y1="4.89cm" svg:x2="8.813cm" svg:y2="6.029cm">
              <text:p/>
            </draw:line>
            <draw:line draw:style-name="gr1" draw:text-style-name="P1" draw:layer="layout" svg:x1="9.032cm" svg:y1="4.89cm" svg:x2="9.032cm" svg:y2="6.029cm">
              <text:p/>
            </draw:line>
            <draw:line draw:style-name="gr1" draw:text-style-name="P1" draw:layer="layout" svg:x1="9.251cm" svg:y1="4.89cm" svg:x2="9.251cm" svg:y2="6.029cm">
              <text:p/>
            </draw:line>
            <draw:line draw:style-name="gr1" draw:text-style-name="P1" draw:layer="layout" svg:x1="9.471cm" svg:y1="4.89cm" svg:x2="9.471cm" svg:y2="6.029cm">
              <text:p/>
            </draw:line>
            <draw:line draw:style-name="gr1" draw:text-style-name="P1" draw:layer="layout" svg:x1="9.69cm" svg:y1="4.89cm" svg:x2="9.69cm" svg:y2="6.029cm">
              <text:p/>
            </draw:line>
            <draw:line draw:style-name="gr1" draw:text-style-name="P1" draw:layer="layout" svg:x1="9.909cm" svg:y1="4.89cm" svg:x2="9.909cm" svg:y2="6.029cm">
              <text:p/>
            </draw:line>
            <draw:line draw:style-name="gr1" draw:text-style-name="P1" draw:layer="layout" svg:x1="10.128cm" svg:y1="4.89cm" svg:x2="10.128cm" svg:y2="6.029cm">
              <text:p/>
            </draw:line>
            <draw:line draw:style-name="gr1" draw:text-style-name="P1" draw:layer="layout" svg:x1="10.347cm" svg:y1="4.89cm" svg:x2="10.347cm" svg:y2="6.029cm">
              <text:p/>
            </draw:line>
            <draw:line draw:style-name="gr1" draw:text-style-name="P1" draw:layer="layout" svg:x1="9.251cm" svg:y1="4.89cm" svg:x2="9.251cm" svg:y2="6.029cm">
              <text:p/>
            </draw:line>
            <draw:line draw:style-name="gr1" draw:text-style-name="P1" draw:layer="layout" svg:x1="9.471cm" svg:y1="4.89cm" svg:x2="9.471cm" svg:y2="6.029cm">
              <text:p/>
            </draw:line>
            <draw:line draw:style-name="gr1" draw:text-style-name="P1" draw:layer="layout" svg:x1="9.69cm" svg:y1="4.89cm" svg:x2="9.69cm" svg:y2="6.029cm">
              <text:p/>
            </draw:line>
            <draw:line draw:style-name="gr1" draw:text-style-name="P1" draw:layer="layout" svg:x1="9.909cm" svg:y1="4.89cm" svg:x2="9.909cm" svg:y2="6.029cm">
              <text:p/>
            </draw:line>
            <draw:line draw:style-name="gr1" draw:text-style-name="P1" draw:layer="layout" svg:x1="10.128cm" svg:y1="4.89cm" svg:x2="10.128cm" svg:y2="6.029cm">
              <text:p/>
            </draw:line>
            <draw:line draw:style-name="gr1" draw:text-style-name="P1" draw:layer="layout" svg:x1="10.347cm" svg:y1="4.89cm" svg:x2="10.347cm" svg:y2="6.029cm">
              <text:p/>
            </draw:line>
            <draw:line draw:style-name="gr1" draw:text-style-name="P1" draw:layer="layout" svg:x1="10.566cm" svg:y1="4.89cm" svg:x2="10.566cm" svg:y2="6.029cm">
              <text:p/>
            </draw:line>
            <draw:line draw:style-name="gr1" draw:text-style-name="P1" draw:layer="layout" svg:x1="10.785cm" svg:y1="4.89cm" svg:x2="10.785cm" svg:y2="6.029cm">
              <text:p/>
            </draw:line>
            <draw:line draw:style-name="gr1" draw:text-style-name="P1" draw:layer="layout" svg:x1="11.004cm" svg:y1="4.89cm" svg:x2="11.004cm" svg:y2="6.029cm">
              <text:p/>
            </draw:line>
            <draw:line draw:style-name="gr1" draw:text-style-name="P1" draw:layer="layout" svg:x1="11.223cm" svg:y1="4.89cm" svg:x2="11.223cm" svg:y2="6.029cm">
              <text:p/>
            </draw:line>
            <draw:line draw:style-name="gr1" draw:text-style-name="P1" draw:layer="layout" svg:x1="11.442cm" svg:y1="4.89cm" svg:x2="11.442cm" svg:y2="6.029cm">
              <text:p/>
            </draw:line>
            <draw:line draw:style-name="gr1" draw:text-style-name="P1" draw:layer="layout" svg:x1="11.661cm" svg:y1="4.89cm" svg:x2="11.661cm" svg:y2="6.029cm">
              <text:p/>
            </draw:line>
            <draw:line draw:style-name="gr1" draw:text-style-name="P1" draw:layer="layout" svg:x1="10.566cm" svg:y1="4.89cm" svg:x2="10.566cm" svg:y2="6.029cm">
              <text:p/>
            </draw:line>
            <draw:line draw:style-name="gr1" draw:text-style-name="P1" draw:layer="layout" svg:x1="10.785cm" svg:y1="4.89cm" svg:x2="10.785cm" svg:y2="6.029cm">
              <text:p/>
            </draw:line>
            <draw:line draw:style-name="gr1" draw:text-style-name="P1" draw:layer="layout" svg:x1="11.004cm" svg:y1="4.89cm" svg:x2="11.004cm" svg:y2="6.029cm">
              <text:p/>
            </draw:line>
            <draw:line draw:style-name="gr1" draw:text-style-name="P1" draw:layer="layout" svg:x1="11.223cm" svg:y1="4.89cm" svg:x2="11.223cm" svg:y2="6.029cm">
              <text:p/>
            </draw:line>
            <draw:line draw:style-name="gr1" draw:text-style-name="P1" draw:layer="layout" svg:x1="11.442cm" svg:y1="4.89cm" svg:x2="11.442cm" svg:y2="6.029cm">
              <text:p/>
            </draw:line>
            <draw:line draw:style-name="gr1" draw:text-style-name="P1" draw:layer="layout" svg:x1="11.661cm" svg:y1="4.89cm" svg:x2="11.661cm" svg:y2="6.029cm">
              <text:p/>
            </draw:line>
            <draw:line draw:style-name="gr1" draw:text-style-name="P1" draw:layer="layout" svg:x1="11.88cm" svg:y1="4.89cm" svg:x2="11.88cm" svg:y2="6.029cm">
              <text:p/>
            </draw:line>
            <draw:line draw:style-name="gr1" draw:text-style-name="P1" draw:layer="layout" svg:x1="12.099cm" svg:y1="4.89cm" svg:x2="12.099cm" svg:y2="6.029cm">
              <text:p/>
            </draw:line>
            <draw:line draw:style-name="gr1" draw:text-style-name="P1" draw:layer="layout" svg:x1="12.318cm" svg:y1="4.89cm" svg:x2="12.318cm" svg:y2="6.029cm">
              <text:p/>
            </draw:line>
            <draw:line draw:style-name="gr1" draw:text-style-name="P1" draw:layer="layout" svg:x1="12.537cm" svg:y1="4.89cm" svg:x2="12.537cm" svg:y2="6.029cm">
              <text:p/>
            </draw:line>
            <draw:line draw:style-name="gr1" draw:text-style-name="P1" draw:layer="layout" svg:x1="12.756cm" svg:y1="4.89cm" svg:x2="12.756cm" svg:y2="6.029cm">
              <text:p/>
            </draw:line>
            <draw:line draw:style-name="gr1" draw:text-style-name="P1" draw:layer="layout" svg:x1="12.975cm" svg:y1="4.89cm" svg:x2="12.975cm" svg:y2="6.029cm">
              <text:p/>
            </draw:line>
            <draw:line draw:style-name="gr1" draw:text-style-name="P1" draw:layer="layout" svg:x1="11.88cm" svg:y1="4.89cm" svg:x2="11.88cm" svg:y2="6.029cm">
              <text:p/>
            </draw:line>
            <draw:line draw:style-name="gr1" draw:text-style-name="P1" draw:layer="layout" svg:x1="12.099cm" svg:y1="4.89cm" svg:x2="12.099cm" svg:y2="6.029cm">
              <text:p/>
            </draw:line>
            <draw:line draw:style-name="gr1" draw:text-style-name="P1" draw:layer="layout" svg:x1="12.318cm" svg:y1="4.89cm" svg:x2="12.318cm" svg:y2="6.029cm">
              <text:p/>
            </draw:line>
            <draw:line draw:style-name="gr1" draw:text-style-name="P1" draw:layer="layout" svg:x1="12.537cm" svg:y1="4.89cm" svg:x2="12.537cm" svg:y2="6.029cm">
              <text:p/>
            </draw:line>
            <draw:line draw:style-name="gr1" draw:text-style-name="P1" draw:layer="layout" svg:x1="12.756cm" svg:y1="4.89cm" svg:x2="12.756cm" svg:y2="6.029cm">
              <text:p/>
            </draw:line>
            <draw:line draw:style-name="gr1" draw:text-style-name="P1" draw:layer="layout" svg:x1="12.975cm" svg:y1="4.89cm" svg:x2="12.975cm" svg:y2="6.029cm">
              <text:p/>
            </draw:line>
          </draw:g>
          <draw:custom-shape draw:style-name="gr2" draw:text-style-name="P3" draw:layer="layout" svg:width="10.576cm" svg:height="1.519cm" svg:x="2.398cm" svg:y="4.051cm">
            <text:p text:style-name="P2"><text:span text:style-name="T1">seqA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line draw:style-name="gr1" draw:text-style-name="P1" draw:layer="layout" svg:x1="9.493cm" svg:y1="6.385cm" svg:x2="9.493cm" svg:y2="7.928cm">
              <text:p/>
            </draw:line>
            <draw:line draw:style-name="gr1" draw:text-style-name="P1" draw:layer="layout" svg:x1="9.712cm" svg:y1="6.385cm" svg:x2="9.712cm" svg:y2="7.928cm">
              <text:p/>
            </draw:line>
            <draw:line draw:style-name="gr1" draw:text-style-name="P1" draw:layer="layout" svg:x1="9.931cm" svg:y1="6.385cm" svg:x2="9.931cm" svg:y2="7.928cm">
              <text:p/>
            </draw:line>
            <draw:line draw:style-name="gr1" draw:text-style-name="P1" draw:layer="layout" svg:x1="10.151cm" svg:y1="6.385cm" svg:x2="10.151cm" svg:y2="7.928cm">
              <text:p/>
            </draw:line>
            <draw:line draw:style-name="gr1" draw:text-style-name="P1" draw:layer="layout" svg:x1="10.37cm" svg:y1="6.385cm" svg:x2="10.37cm" svg:y2="7.928cm">
              <text:p/>
            </draw:line>
            <draw:line draw:style-name="gr1" draw:text-style-name="P1" draw:layer="layout" svg:x1="10.589cm" svg:y1="6.385cm" svg:x2="10.589cm" svg:y2="7.928cm">
              <text:p/>
            </draw:line>
            <draw:line draw:style-name="gr1" draw:text-style-name="P1" draw:layer="layout" svg:x1="9.493cm" svg:y1="6.385cm" svg:x2="9.493cm" svg:y2="7.928cm">
              <text:p/>
            </draw:line>
            <draw:line draw:style-name="gr1" draw:text-style-name="P1" draw:layer="layout" svg:x1="9.712cm" svg:y1="6.385cm" svg:x2="9.712cm" svg:y2="7.928cm">
              <text:p/>
            </draw:line>
            <draw:line draw:style-name="gr1" draw:text-style-name="P1" draw:layer="layout" svg:x1="9.931cm" svg:y1="6.385cm" svg:x2="9.931cm" svg:y2="7.928cm">
              <text:p/>
            </draw:line>
            <draw:line draw:style-name="gr1" draw:text-style-name="P1" draw:layer="layout" svg:x1="10.151cm" svg:y1="6.385cm" svg:x2="10.151cm" svg:y2="7.928cm">
              <text:p/>
            </draw:line>
            <draw:line draw:style-name="gr1" draw:text-style-name="P1" draw:layer="layout" svg:x1="10.37cm" svg:y1="6.385cm" svg:x2="10.37cm" svg:y2="7.928cm">
              <text:p/>
            </draw:line>
            <draw:line draw:style-name="gr1" draw:text-style-name="P1" draw:layer="layout" svg:x1="10.589cm" svg:y1="6.385cm" svg:x2="10.589cm" svg:y2="7.928cm">
              <text:p/>
            </draw:line>
            <draw:line draw:style-name="gr1" draw:text-style-name="P1" draw:layer="layout" svg:x1="10.808cm" svg:y1="6.385cm" svg:x2="10.808cm" svg:y2="7.928cm">
              <text:p/>
            </draw:line>
            <draw:line draw:style-name="gr1" draw:text-style-name="P1" draw:layer="layout" svg:x1="11.027cm" svg:y1="6.385cm" svg:x2="11.027cm" svg:y2="7.928cm">
              <text:p/>
            </draw:line>
            <draw:line draw:style-name="gr1" draw:text-style-name="P1" draw:layer="layout" svg:x1="11.246cm" svg:y1="6.385cm" svg:x2="11.246cm" svg:y2="7.928cm">
              <text:p/>
            </draw:line>
            <draw:line draw:style-name="gr1" draw:text-style-name="P1" draw:layer="layout" svg:x1="11.465cm" svg:y1="6.385cm" svg:x2="11.465cm" svg:y2="7.928cm">
              <text:p/>
            </draw:line>
            <draw:line draw:style-name="gr1" draw:text-style-name="P1" draw:layer="layout" svg:x1="11.684cm" svg:y1="6.385cm" svg:x2="11.684cm" svg:y2="7.928cm">
              <text:p/>
            </draw:line>
            <draw:line draw:style-name="gr1" draw:text-style-name="P1" draw:layer="layout" svg:x1="11.903cm" svg:y1="6.385cm" svg:x2="11.903cm" svg:y2="7.928cm">
              <text:p/>
            </draw:line>
            <draw:line draw:style-name="gr1" draw:text-style-name="P1" draw:layer="layout" svg:x1="10.808cm" svg:y1="6.385cm" svg:x2="10.808cm" svg:y2="7.928cm">
              <text:p/>
            </draw:line>
            <draw:line draw:style-name="gr1" draw:text-style-name="P1" draw:layer="layout" svg:x1="11.027cm" svg:y1="6.385cm" svg:x2="11.027cm" svg:y2="7.928cm">
              <text:p/>
            </draw:line>
            <draw:line draw:style-name="gr1" draw:text-style-name="P1" draw:layer="layout" svg:x1="11.246cm" svg:y1="6.385cm" svg:x2="11.246cm" svg:y2="7.928cm">
              <text:p/>
            </draw:line>
            <draw:line draw:style-name="gr1" draw:text-style-name="P1" draw:layer="layout" svg:x1="11.465cm" svg:y1="6.385cm" svg:x2="11.465cm" svg:y2="7.928cm">
              <text:p/>
            </draw:line>
            <draw:line draw:style-name="gr1" draw:text-style-name="P1" draw:layer="layout" svg:x1="11.684cm" svg:y1="6.385cm" svg:x2="11.684cm" svg:y2="7.928cm">
              <text:p/>
            </draw:line>
            <draw:line draw:style-name="gr1" draw:text-style-name="P1" draw:layer="layout" svg:x1="11.903cm" svg:y1="6.385cm" svg:x2="11.903cm" svg:y2="7.928cm">
              <text:p/>
            </draw:line>
            <draw:line draw:style-name="gr1" draw:text-style-name="P1" draw:layer="layout" svg:x1="12.122cm" svg:y1="6.385cm" svg:x2="12.122cm" svg:y2="7.928cm">
              <text:p/>
            </draw:line>
            <draw:line draw:style-name="gr1" draw:text-style-name="P1" draw:layer="layout" svg:x1="12.341cm" svg:y1="6.385cm" svg:x2="12.341cm" svg:y2="7.928cm">
              <text:p/>
            </draw:line>
            <draw:line draw:style-name="gr1" draw:text-style-name="P1" draw:layer="layout" svg:x1="12.56cm" svg:y1="6.385cm" svg:x2="12.56cm" svg:y2="7.928cm">
              <text:p/>
            </draw:line>
            <draw:line draw:style-name="gr1" draw:text-style-name="P1" draw:layer="layout" svg:x1="12.779cm" svg:y1="6.385cm" svg:x2="12.779cm" svg:y2="7.928cm">
              <text:p/>
            </draw:line>
            <draw:line draw:style-name="gr1" draw:text-style-name="P1" draw:layer="layout" svg:x1="12.998cm" svg:y1="6.385cm" svg:x2="12.998cm" svg:y2="7.928cm">
              <text:p/>
            </draw:line>
            <draw:line draw:style-name="gr1" draw:text-style-name="P1" draw:layer="layout" svg:x1="13.217cm" svg:y1="6.385cm" svg:x2="13.217cm" svg:y2="7.928cm">
              <text:p/>
            </draw:line>
            <draw:line draw:style-name="gr1" draw:text-style-name="P1" draw:layer="layout" svg:x1="12.122cm" svg:y1="6.385cm" svg:x2="12.122cm" svg:y2="7.928cm">
              <text:p/>
            </draw:line>
            <draw:line draw:style-name="gr1" draw:text-style-name="P1" draw:layer="layout" svg:x1="12.341cm" svg:y1="6.385cm" svg:x2="12.341cm" svg:y2="7.928cm">
              <text:p/>
            </draw:line>
            <draw:line draw:style-name="gr1" draw:text-style-name="P1" draw:layer="layout" svg:x1="12.56cm" svg:y1="6.385cm" svg:x2="12.56cm" svg:y2="7.928cm">
              <text:p/>
            </draw:line>
            <draw:line draw:style-name="gr1" draw:text-style-name="P1" draw:layer="layout" svg:x1="12.779cm" svg:y1="6.385cm" svg:x2="12.779cm" svg:y2="7.928cm">
              <text:p/>
            </draw:line>
            <draw:line draw:style-name="gr1" draw:text-style-name="P1" draw:layer="layout" svg:x1="12.998cm" svg:y1="6.385cm" svg:x2="12.998cm" svg:y2="7.928cm">
              <text:p/>
            </draw:line>
            <draw:line draw:style-name="gr1" draw:text-style-name="P1" draw:layer="layout" svg:x1="13.217cm" svg:y1="6.385cm" svg:x2="13.217cm" svg:y2="7.928cm">
              <text:p/>
            </draw:line>
            <draw:line draw:style-name="gr1" draw:text-style-name="P1" draw:layer="layout" svg:x1="13.436cm" svg:y1="6.385cm" svg:x2="13.436cm" svg:y2="7.928cm">
              <text:p/>
            </draw:line>
            <draw:line draw:style-name="gr1" draw:text-style-name="P1" draw:layer="layout" svg:x1="13.655cm" svg:y1="6.385cm" svg:x2="13.655cm" svg:y2="7.928cm">
              <text:p/>
            </draw:line>
            <draw:line draw:style-name="gr1" draw:text-style-name="P1" draw:layer="layout" svg:x1="13.875cm" svg:y1="6.385cm" svg:x2="13.875cm" svg:y2="7.928cm">
              <text:p/>
            </draw:line>
            <draw:line draw:style-name="gr1" draw:text-style-name="P1" draw:layer="layout" svg:x1="14.094cm" svg:y1="6.385cm" svg:x2="14.094cm" svg:y2="7.928cm">
              <text:p/>
            </draw:line>
            <draw:line draw:style-name="gr1" draw:text-style-name="P1" draw:layer="layout" svg:x1="14.313cm" svg:y1="6.385cm" svg:x2="14.313cm" svg:y2="7.928cm">
              <text:p/>
            </draw:line>
            <draw:line draw:style-name="gr1" draw:text-style-name="P1" draw:layer="layout" svg:x1="14.532cm" svg:y1="6.385cm" svg:x2="14.532cm" svg:y2="7.928cm">
              <text:p/>
            </draw:line>
            <draw:line draw:style-name="gr1" draw:text-style-name="P1" draw:layer="layout" svg:x1="13.436cm" svg:y1="6.385cm" svg:x2="13.436cm" svg:y2="7.928cm">
              <text:p/>
            </draw:line>
            <draw:line draw:style-name="gr1" draw:text-style-name="P1" draw:layer="layout" svg:x1="13.655cm" svg:y1="6.385cm" svg:x2="13.655cm" svg:y2="7.928cm">
              <text:p/>
            </draw:line>
            <draw:line draw:style-name="gr1" draw:text-style-name="P1" draw:layer="layout" svg:x1="13.875cm" svg:y1="6.385cm" svg:x2="13.875cm" svg:y2="7.928cm">
              <text:p/>
            </draw:line>
            <draw:line draw:style-name="gr1" draw:text-style-name="P1" draw:layer="layout" svg:x1="14.094cm" svg:y1="6.385cm" svg:x2="14.094cm" svg:y2="7.928cm">
              <text:p/>
            </draw:line>
            <draw:line draw:style-name="gr1" draw:text-style-name="P1" draw:layer="layout" svg:x1="14.313cm" svg:y1="6.385cm" svg:x2="14.313cm" svg:y2="7.928cm">
              <text:p/>
            </draw:line>
            <draw:line draw:style-name="gr1" draw:text-style-name="P1" draw:layer="layout" svg:x1="14.532cm" svg:y1="6.385cm" svg:x2="14.532cm" svg:y2="7.928cm">
              <text:p/>
            </draw:line>
          </draw:g>
          <draw:g>
            <draw:line draw:style-name="gr1" draw:text-style-name="P1" draw:layer="layout" svg:x1="13.449cm" svg:y1="6.385cm" svg:x2="13.449cm" svg:y2="7.524cm">
              <text:p/>
            </draw:line>
            <draw:line draw:style-name="gr1" draw:text-style-name="P1" draw:layer="layout" svg:x1="13.668cm" svg:y1="6.385cm" svg:x2="13.668cm" svg:y2="7.524cm">
              <text:p/>
            </draw:line>
            <draw:line draw:style-name="gr1" draw:text-style-name="P1" draw:layer="layout" svg:x1="13.887cm" svg:y1="6.385cm" svg:x2="13.887cm" svg:y2="7.524cm">
              <text:p/>
            </draw:line>
            <draw:line draw:style-name="gr1" draw:text-style-name="P1" draw:layer="layout" svg:x1="14.106cm" svg:y1="6.385cm" svg:x2="14.106cm" svg:y2="7.524cm">
              <text:p/>
            </draw:line>
            <draw:line draw:style-name="gr1" draw:text-style-name="P1" draw:layer="layout" svg:x1="14.325cm" svg:y1="6.385cm" svg:x2="14.325cm" svg:y2="7.524cm">
              <text:p/>
            </draw:line>
            <draw:line draw:style-name="gr1" draw:text-style-name="P1" draw:layer="layout" svg:x1="14.544cm" svg:y1="6.385cm" svg:x2="14.544cm" svg:y2="7.524cm">
              <text:p/>
            </draw:line>
            <draw:line draw:style-name="gr1" draw:text-style-name="P1" draw:layer="layout" svg:x1="13.449cm" svg:y1="6.385cm" svg:x2="13.449cm" svg:y2="7.524cm">
              <text:p/>
            </draw:line>
            <draw:line draw:style-name="gr1" draw:text-style-name="P1" draw:layer="layout" svg:x1="13.668cm" svg:y1="6.385cm" svg:x2="13.668cm" svg:y2="7.524cm">
              <text:p/>
            </draw:line>
            <draw:line draw:style-name="gr1" draw:text-style-name="P1" draw:layer="layout" svg:x1="13.887cm" svg:y1="6.385cm" svg:x2="13.887cm" svg:y2="7.524cm">
              <text:p/>
            </draw:line>
            <draw:line draw:style-name="gr1" draw:text-style-name="P1" draw:layer="layout" svg:x1="14.106cm" svg:y1="6.385cm" svg:x2="14.106cm" svg:y2="7.524cm">
              <text:p/>
            </draw:line>
            <draw:line draw:style-name="gr1" draw:text-style-name="P1" draw:layer="layout" svg:x1="14.325cm" svg:y1="6.385cm" svg:x2="14.325cm" svg:y2="7.524cm">
              <text:p/>
            </draw:line>
            <draw:line draw:style-name="gr1" draw:text-style-name="P1" draw:layer="layout" svg:x1="14.544cm" svg:y1="6.385cm" svg:x2="14.544cm" svg:y2="7.524cm">
              <text:p/>
            </draw:line>
            <draw:line draw:style-name="gr1" draw:text-style-name="P1" draw:layer="layout" svg:x1="14.763cm" svg:y1="6.385cm" svg:x2="14.763cm" svg:y2="7.524cm">
              <text:p/>
            </draw:line>
            <draw:line draw:style-name="gr1" draw:text-style-name="P1" draw:layer="layout" svg:x1="14.983cm" svg:y1="6.385cm" svg:x2="14.983cm" svg:y2="7.524cm">
              <text:p/>
            </draw:line>
            <draw:line draw:style-name="gr1" draw:text-style-name="P1" draw:layer="layout" svg:x1="15.202cm" svg:y1="6.385cm" svg:x2="15.202cm" svg:y2="7.524cm">
              <text:p/>
            </draw:line>
            <draw:line draw:style-name="gr1" draw:text-style-name="P1" draw:layer="layout" svg:x1="15.421cm" svg:y1="6.385cm" svg:x2="15.421cm" svg:y2="7.524cm">
              <text:p/>
            </draw:line>
            <draw:line draw:style-name="gr1" draw:text-style-name="P1" draw:layer="layout" svg:x1="15.64cm" svg:y1="6.385cm" svg:x2="15.64cm" svg:y2="7.524cm">
              <text:p/>
            </draw:line>
            <draw:line draw:style-name="gr1" draw:text-style-name="P1" draw:layer="layout" svg:x1="15.859cm" svg:y1="6.385cm" svg:x2="15.859cm" svg:y2="7.524cm">
              <text:p/>
            </draw:line>
            <draw:line draw:style-name="gr1" draw:text-style-name="P1" draw:layer="layout" svg:x1="14.763cm" svg:y1="6.385cm" svg:x2="14.763cm" svg:y2="7.524cm">
              <text:p/>
            </draw:line>
            <draw:line draw:style-name="gr1" draw:text-style-name="P1" draw:layer="layout" svg:x1="14.983cm" svg:y1="6.385cm" svg:x2="14.983cm" svg:y2="7.524cm">
              <text:p/>
            </draw:line>
            <draw:line draw:style-name="gr1" draw:text-style-name="P1" draw:layer="layout" svg:x1="15.202cm" svg:y1="6.385cm" svg:x2="15.202cm" svg:y2="7.524cm">
              <text:p/>
            </draw:line>
            <draw:line draw:style-name="gr1" draw:text-style-name="P1" draw:layer="layout" svg:x1="15.421cm" svg:y1="6.385cm" svg:x2="15.421cm" svg:y2="7.524cm">
              <text:p/>
            </draw:line>
            <draw:line draw:style-name="gr1" draw:text-style-name="P1" draw:layer="layout" svg:x1="15.64cm" svg:y1="6.385cm" svg:x2="15.64cm" svg:y2="7.524cm">
              <text:p/>
            </draw:line>
            <draw:line draw:style-name="gr1" draw:text-style-name="P1" draw:layer="layout" svg:x1="15.859cm" svg:y1="6.385cm" svg:x2="15.859cm" svg:y2="7.524cm">
              <text:p/>
            </draw:line>
            <draw:line draw:style-name="gr1" draw:text-style-name="P1" draw:layer="layout" svg:x1="16.078cm" svg:y1="6.385cm" svg:x2="16.078cm" svg:y2="7.524cm">
              <text:p/>
            </draw:line>
            <draw:line draw:style-name="gr1" draw:text-style-name="P1" draw:layer="layout" svg:x1="16.297cm" svg:y1="6.385cm" svg:x2="16.297cm" svg:y2="7.524cm">
              <text:p/>
            </draw:line>
            <draw:line draw:style-name="gr1" draw:text-style-name="P1" draw:layer="layout" svg:x1="16.516cm" svg:y1="6.385cm" svg:x2="16.516cm" svg:y2="7.524cm">
              <text:p/>
            </draw:line>
            <draw:line draw:style-name="gr1" draw:text-style-name="P1" draw:layer="layout" svg:x1="16.735cm" svg:y1="6.385cm" svg:x2="16.735cm" svg:y2="7.524cm">
              <text:p/>
            </draw:line>
            <draw:line draw:style-name="gr1" draw:text-style-name="P1" draw:layer="layout" svg:x1="16.954cm" svg:y1="6.385cm" svg:x2="16.954cm" svg:y2="7.524cm">
              <text:p/>
            </draw:line>
            <draw:line draw:style-name="gr1" draw:text-style-name="P1" draw:layer="layout" svg:x1="17.173cm" svg:y1="6.385cm" svg:x2="17.173cm" svg:y2="7.524cm">
              <text:p/>
            </draw:line>
            <draw:line draw:style-name="gr1" draw:text-style-name="P1" draw:layer="layout" svg:x1="16.078cm" svg:y1="6.385cm" svg:x2="16.078cm" svg:y2="7.524cm">
              <text:p/>
            </draw:line>
            <draw:line draw:style-name="gr1" draw:text-style-name="P1" draw:layer="layout" svg:x1="16.297cm" svg:y1="6.385cm" svg:x2="16.297cm" svg:y2="7.524cm">
              <text:p/>
            </draw:line>
            <draw:line draw:style-name="gr1" draw:text-style-name="P1" draw:layer="layout" svg:x1="16.516cm" svg:y1="6.385cm" svg:x2="16.516cm" svg:y2="7.524cm">
              <text:p/>
            </draw:line>
            <draw:line draw:style-name="gr1" draw:text-style-name="P1" draw:layer="layout" svg:x1="16.735cm" svg:y1="6.385cm" svg:x2="16.735cm" svg:y2="7.524cm">
              <text:p/>
            </draw:line>
            <draw:line draw:style-name="gr1" draw:text-style-name="P1" draw:layer="layout" svg:x1="16.954cm" svg:y1="6.385cm" svg:x2="16.954cm" svg:y2="7.524cm">
              <text:p/>
            </draw:line>
            <draw:line draw:style-name="gr1" draw:text-style-name="P1" draw:layer="layout" svg:x1="17.173cm" svg:y1="6.385cm" svg:x2="17.173cm" svg:y2="7.524cm">
              <text:p/>
            </draw:line>
            <draw:line draw:style-name="gr1" draw:text-style-name="P1" draw:layer="layout" svg:x1="17.392cm" svg:y1="6.385cm" svg:x2="17.392cm" svg:y2="7.524cm">
              <text:p/>
            </draw:line>
            <draw:line draw:style-name="gr1" draw:text-style-name="P1" draw:layer="layout" svg:x1="17.611cm" svg:y1="6.385cm" svg:x2="17.611cm" svg:y2="7.524cm">
              <text:p/>
            </draw:line>
            <draw:line draw:style-name="gr1" draw:text-style-name="P1" draw:layer="layout" svg:x1="17.83cm" svg:y1="6.385cm" svg:x2="17.83cm" svg:y2="7.524cm">
              <text:p/>
            </draw:line>
            <draw:line draw:style-name="gr1" draw:text-style-name="P1" draw:layer="layout" svg:x1="18.049cm" svg:y1="6.385cm" svg:x2="18.049cm" svg:y2="7.524cm">
              <text:p/>
            </draw:line>
            <draw:line draw:style-name="gr1" draw:text-style-name="P1" draw:layer="layout" svg:x1="18.268cm" svg:y1="6.385cm" svg:x2="18.268cm" svg:y2="7.524cm">
              <text:p/>
            </draw:line>
            <draw:line draw:style-name="gr1" draw:text-style-name="P1" draw:layer="layout" svg:x1="18.487cm" svg:y1="6.385cm" svg:x2="18.487cm" svg:y2="7.524cm">
              <text:p/>
            </draw:line>
            <draw:line draw:style-name="gr1" draw:text-style-name="P1" draw:layer="layout" svg:x1="17.392cm" svg:y1="6.385cm" svg:x2="17.392cm" svg:y2="7.524cm">
              <text:p/>
            </draw:line>
            <draw:line draw:style-name="gr1" draw:text-style-name="P1" draw:layer="layout" svg:x1="17.611cm" svg:y1="6.385cm" svg:x2="17.611cm" svg:y2="7.524cm">
              <text:p/>
            </draw:line>
            <draw:line draw:style-name="gr1" draw:text-style-name="P1" draw:layer="layout" svg:x1="17.83cm" svg:y1="6.385cm" svg:x2="17.83cm" svg:y2="7.524cm">
              <text:p/>
            </draw:line>
            <draw:line draw:style-name="gr1" draw:text-style-name="P1" draw:layer="layout" svg:x1="18.049cm" svg:y1="6.385cm" svg:x2="18.049cm" svg:y2="7.524cm">
              <text:p/>
            </draw:line>
            <draw:line draw:style-name="gr1" draw:text-style-name="P1" draw:layer="layout" svg:x1="18.268cm" svg:y1="6.385cm" svg:x2="18.268cm" svg:y2="7.524cm">
              <text:p/>
            </draw:line>
            <draw:line draw:style-name="gr1" draw:text-style-name="P1" draw:layer="layout" svg:x1="18.487cm" svg:y1="6.385cm" svg:x2="18.487cm" svg:y2="7.524cm">
              <text:p/>
            </draw:line>
          </draw:g>
          <draw:custom-shape draw:style-name="gr3" draw:text-style-name="P4" draw:layer="layout" svg:width="9.248cm" svg:height="1.519cm" svg:x="9.273cm" svg:y="7.101cm">
            <text:p text:style-name="P2"><text:span text:style-name="T2">seqC</text:span></text:p>
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10.576cm" svg:height="1.519cm" svg:x="7.95cm" svg:y="5.65cm">
            <text:p text:style-name="P2"><text:span text:style-name="T2">seqB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5" draw:text-style-name="P5" draw:layer="layout" svg:width="17.803cm" svg:height="16.652cm" svg:x="1.612cm" svg:y="9.657cm">
          <draw:image xlink:href="Pictures/10000201000002890000025F50FDBB81324221CA.png" xlink:type="simple" xlink:show="embed" xlink:actuate="onLoad">
            <text:p/>
          </draw:image>
        </draw:frame>
        <draw:custom-shape draw:style-name="gr6" draw:text-style-name="P6" draw:layer="layout" svg:width="4.191cm" svg:height="0.254cm" svg:x="3.286cm" svg:y="9.76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06cm" svg:height="0.254cm" svg:x="7.586cm" svg:y="9.7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705cm" svg:height="0.254cm" svg:x="13.386cm" svg:y="9.7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8T09:16:49.999870061</meta:creation-date>
    <dc:date>2019-02-28T19:45:00.650829169</dc:date>
    <meta:editing-duration>PT2M1S</meta:editing-duration>
    <meta:editing-cycles>2</meta:editing-cycles>
    <meta:generator>LibreOffice/6.0.7.3$Linux_X86_64 LibreOffice_project/00m0$Build-3</meta:generator>
    <meta:document-statistic meta:object-count="155"/>
  </office:meta>
</office:document-meta>
</file>